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Di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_Ir-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N_Ir</text:p>
          </table:table-cell>
          <table:table-cell office:value-type="string" calcext:value-type="string">
            <text:p>N_O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_Ir</text:p>
          </table:table-cell>
          <table:table-cell office:value-type="string" calcext:value-type="string">
            <text:p>N_O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7]*[.$C$2]-[.D7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7]/[.B7]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H7]/[.G7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7]*(2 ^ [.$C$1])" office:value-type="float" office:value="8" calcext:value-type="float">
            <text:p>8</text:p>
          </table:table-cell>
          <table:table-cell table:formula="of:=[.B8]*[.$C$2]-[.D8]" office:value-type="float" office:value="36" calcext:value-type="float">
            <text:p>36</text:p>
          </table:table-cell>
          <table:table-cell table:formula="of:=[.D7]*(2^[.$C$1])+([.B8]^(1/[.$C$1])) * ([.$C$1] * ([.$C$1]-1))" office:value-type="float" office:value="12" calcext:value-type="float">
            <text:p>12</text:p>
          </table:table-cell>
          <table:table-cell table:formula="of:=[.C8]/[.B8]" office:value-type="float" office:value="4.5" calcext:value-type="float">
            <text:p>4.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G8]*6-[.I8]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[.H8]/[.G8]" office:value-type="float" office:value="4.5" calcext:value-type="float">
            <text:p>4.5</text:p>
          </table:table-cell>
        </table:table-row>
        <table:table-row table:style-name="ro1">
          <table:table-cell/>
          <table:table-cell table:formula="of:=[.B8]*(2 ^ [.$C$1])" office:value-type="float" office:value="64" calcext:value-type="float">
            <text:p>64</text:p>
          </table:table-cell>
          <table:table-cell table:formula="of:=[.B9]*[.$C$2]-[.D9]" office:value-type="float" office:value="264" calcext:value-type="float">
            <text:p>264</text:p>
          </table:table-cell>
          <table:table-cell table:formula="of:=[.D8]*(2^[.$C$1])+([.B9]^(1/[.$C$1])) * ([.$C$1] * ([.$C$1]-1))" office:value-type="float" office:value="120" calcext:value-type="float">
            <text:p>120</text:p>
          </table:table-cell>
          <table:table-cell table:formula="of:=[.C9]/[.B9]" office:value-type="float" office:value="4.125" calcext:value-type="float">
            <text:p>4.125</text:p>
          </table:table-cell>
          <table:table-cell table:number-columns-repeated="5"/>
        </table:table-row>
        <table:table-row table:style-name="ro1">
          <table:table-cell/>
          <table:table-cell table:formula="of:=[.B9]*(2 ^ [.$C$1])" office:value-type="float" office:value="512" calcext:value-type="float">
            <text:p>512</text:p>
          </table:table-cell>
          <table:table-cell table:formula="of:=[.B10]*[.$C$2]-[.D10]" office:value-type="float" office:value="2064" calcext:value-type="float">
            <text:p>2064</text:p>
          </table:table-cell>
          <table:table-cell table:formula="of:=[.D9]*(2^[.$C$1])+([.B10]^(1/[.$C$1])) * ([.$C$1] * ([.$C$1]-1))" office:value-type="float" office:value="1008" calcext:value-type="float">
            <text:p>1008</text:p>
          </table:table-cell>
          <table:table-cell table:formula="of:=[.C10]/[.B10]" office:value-type="float" office:value="4.03125" calcext:value-type="float">
            <text:p>4.03125</text:p>
          </table:table-cell>
          <table:table-cell table:number-columns-repeated="5"/>
        </table:table-row>
        <table:table-row table:style-name="ro1">
          <table:table-cell/>
          <table:table-cell table:formula="of:=[.B10]*(2 ^ [.$C$1])" office:value-type="float" office:value="4096" calcext:value-type="float">
            <text:p>4096</text:p>
          </table:table-cell>
          <table:table-cell table:formula="of:=[.B11]*[.$C$2]-[.D11]" office:value-type="float" office:value="16416" calcext:value-type="float">
            <text:p>16416</text:p>
          </table:table-cell>
          <table:table-cell table:formula="of:=[.D10]*(2^[.$C$1])+([.B11]^(1/[.$C$1])) * ([.$C$1] * ([.$C$1]-1))" office:value-type="float" office:value="8160" calcext:value-type="float">
            <text:p>8160</text:p>
          </table:table-cell>
          <table:table-cell table:formula="of:=[.C11]/[.B11]" office:value-type="float" office:value="4.0078125" calcext:value-type="float">
            <text:p>4.0078125</text:p>
          </table:table-cell>
          <table:table-cell table:number-columns-repeated="5"/>
        </table:table-row>
        <table:table-row table:style-name="ro1">
          <table:table-cell/>
          <table:table-cell table:formula="of:=[.B11]*(2 ^ [.$C$1])" office:value-type="float" office:value="32768" calcext:value-type="float">
            <text:p>32768</text:p>
          </table:table-cell>
          <table:table-cell table:formula="of:=[.B12]*[.$C$2]-[.D12]" office:value-type="float" office:value="131136" calcext:value-type="float">
            <text:p>131136</text:p>
          </table:table-cell>
          <table:table-cell table:formula="of:=[.D11]*(2^[.$C$1])+([.B12]^(1/[.$C$1])) * ([.$C$1] * ([.$C$1]-1))" office:value-type="float" office:value="65472" calcext:value-type="float">
            <text:p>65472</text:p>
          </table:table-cell>
          <table:table-cell table:formula="of:=[.C12]/[.B12]" office:value-type="float" office:value="4.001953125" calcext:value-type="float">
            <text:p>4.001953125</text:p>
          </table:table-cell>
          <table:table-cell table:number-columns-repeated="5"/>
        </table:table-row>
        <table:table-row table:style-name="ro1">
          <table:table-cell/>
          <table:table-cell table:formula="of:=[.B12]*(2 ^ [.$C$1])" office:value-type="float" office:value="262144" calcext:value-type="float">
            <text:p>262144</text:p>
          </table:table-cell>
          <table:table-cell table:formula="of:=[.B13]*[.$C$2]-[.D13]" office:value-type="float" office:value="1048704" calcext:value-type="float">
            <text:p>1048704</text:p>
          </table:table-cell>
          <table:table-cell table:formula="of:=[.D12]*(2^[.$C$1])+([.B13]^(1/[.$C$1])) * ([.$C$1] * ([.$C$1]-1))" office:value-type="float" office:value="524160" calcext:value-type="float">
            <text:p>524160</text:p>
          </table:table-cell>
          <table:table-cell table:formula="of:=[.C13]/[.B13]" office:value-type="float" office:value="4.00048828125" calcext:value-type="float">
            <text:p>4.00048828125</text:p>
          </table:table-cell>
          <table:table-cell table:number-columns-repeated="5"/>
        </table:table-row>
        <table:table-row table:style-name="ro1">
          <table:table-cell/>
          <table:table-cell table:formula="of:=[.B13]*(2 ^ [.$C$1])" office:value-type="float" office:value="2097152" calcext:value-type="float">
            <text:p>2097152</text:p>
          </table:table-cell>
          <table:table-cell table:formula="of:=[.B14]*[.$C$2]-[.D14]" office:value-type="float" office:value="8388864" calcext:value-type="float">
            <text:p>8388864</text:p>
          </table:table-cell>
          <table:table-cell table:formula="of:=[.D13]*(2^[.$C$1])+([.B14]^(1/[.$C$1])) * ([.$C$1] * ([.$C$1]-1))" office:value-type="float" office:value="4194048" calcext:value-type="float">
            <text:p>4194048</text:p>
          </table:table-cell>
          <table:table-cell table:formula="of:=[.C14]/[.B14]" office:value-type="float" office:value="4.0001220703125" calcext:value-type="float">
            <text:p>4.0001220703125</text:p>
          </table:table-cell>
          <table:table-cell table:number-columns-repeated="5"/>
        </table:table-row>
        <table:table-row table:style-name="ro1">
          <table:table-cell/>
          <table:table-cell table:formula="of:=[.B14]*(2 ^ [.$C$1])" office:value-type="float" office:value="16777216" calcext:value-type="float">
            <text:p>16777216</text:p>
          </table:table-cell>
          <table:table-cell table:formula="of:=[.B15]*[.$C$2]-[.D15]" office:value-type="float" office:value="67109376" calcext:value-type="float">
            <text:p>67109376</text:p>
          </table:table-cell>
          <table:table-cell table:formula="of:=[.D14]*(2^[.$C$1])+([.B15]^(1/[.$C$1])) * ([.$C$1] * ([.$C$1]-1))" office:value-type="float" office:value="33553920" calcext:value-type="float">
            <text:p>33553920</text:p>
          </table:table-cell>
          <table:table-cell table:formula="of:=[.C15]/[.B15]" office:value-type="float" office:value="4.00003051757813" calcext:value-type="float">
            <text:p>4.00003051757813</text:p>
          </table:table-cell>
          <table:table-cell table:number-columns-repeated="5"/>
        </table:table-row>
        <table:table-row table:style-name="ro1">
          <table:table-cell/>
          <table:table-cell table:formula="of:=[.B15]*(2 ^ [.$C$1])" office:value-type="float" office:value="134217728" calcext:value-type="float">
            <text:p>134217728</text:p>
          </table:table-cell>
          <table:table-cell table:formula="of:=[.B16]*[.$C$2]-[.D16]" office:value-type="float" office:value="536871936" calcext:value-type="float">
            <text:p>536871936</text:p>
          </table:table-cell>
          <table:table-cell table:formula="of:=[.D15]*(2^[.$C$1])+([.B16]^(1/[.$C$1])) * ([.$C$1] * ([.$C$1]-1))" office:value-type="float" office:value="268434432" calcext:value-type="float">
            <text:p>268434432</text:p>
          </table:table-cell>
          <table:table-cell table:formula="of:=[.C16]/[.B16]" office:value-type="float" office:value="4.00000762939453" calcext:value-type="float">
            <text:p>4.00000762939453</text:p>
          </table:table-cell>
          <table:table-cell table:number-columns-repeated="5"/>
        </table:table-row>
        <table:table-row table:style-name="ro1">
          <table:table-cell/>
          <table:table-cell table:formula="of:=[.B16]*(2 ^ [.$C$1])" office:value-type="float" office:value="1073741824" calcext:value-type="float">
            <text:p>1073741824</text:p>
          </table:table-cell>
          <table:table-cell table:formula="of:=[.B17]*[.$C$2]-[.D17]" office:value-type="float" office:value="4294969344" calcext:value-type="float">
            <text:p>4294969344</text:p>
          </table:table-cell>
          <table:table-cell table:formula="of:=[.D16]*(2^[.$C$1])+([.B17]^(1/[.$C$1])) * ([.$C$1] * ([.$C$1]-1))" office:value-type="float" office:value="2147481600" calcext:value-type="float">
            <text:p>2147481600</text:p>
          </table:table-cell>
          <table:table-cell table:formula="of:=[.C17]/[.B17]" office:value-type="float" office:value="4.00000190734863" calcext:value-type="float">
            <text:p>4.00000190734863</text:p>
          </table:table-cell>
          <table:table-cell table:number-columns-repeated="5"/>
        </table:table-row>
        <table:table-row table:style-name="ro1">
          <table:table-cell/>
          <table:table-cell table:formula="of:=[.B17]*(2 ^ [.$C$1])" office:value-type="float" office:value="8589934592" calcext:value-type="float">
            <text:p>8589934592</text:p>
          </table:table-cell>
          <table:table-cell table:formula="of:=[.B18]*[.$C$2]-[.D18]" office:value-type="float" office:value="34359742464" calcext:value-type="float">
            <text:p>34359742464</text:p>
          </table:table-cell>
          <table:table-cell table:formula="of:=[.D17]*(2^[.$C$1])+([.B18]^(1/[.$C$1])) * ([.$C$1] * ([.$C$1]-1))" office:value-type="float" office:value="17179865088" calcext:value-type="float">
            <text:p>17179865088</text:p>
          </table:table-cell>
          <table:table-cell table:formula="of:=[.C18]/[.B18]" office:value-type="float" office:value="4.00000047683716" calcext:value-type="float">
            <text:p>4.00000047683716</text:p>
          </table:table-cell>
          <table:table-cell table:number-columns-repeated="5"/>
        </table:table-row>
        <table:table-row table:style-name="ro1">
          <table:table-cell/>
          <table:table-cell table:formula="of:=[.B18]*(2 ^ [.$C$1])" office:value-type="float" office:value="68719476736" calcext:value-type="float">
            <text:p>68719476736</text:p>
          </table:table-cell>
          <table:table-cell table:formula="of:=[.B19]*[.$C$2]-[.D19]" office:value-type="float" office:value="274877915136" calcext:value-type="float">
            <text:p>274877915136</text:p>
          </table:table-cell>
          <table:table-cell table:formula="of:=[.D18]*(2^[.$C$1])+([.B19]^(1/[.$C$1])) * ([.$C$1] * ([.$C$1]-1))" office:value-type="float" office:value="137438945280" calcext:value-type="float">
            <text:p>137438945280</text:p>
          </table:table-cell>
          <table:table-cell table:formula="of:=[.C19]/[.B19]" office:value-type="float" office:value="4.00000011920929" calcext:value-type="float">
            <text:p>4.00000011920929</text:p>
          </table:table-cell>
          <table:table-cell table:number-columns-repeated="5"/>
        </table:table-row>
        <table:table-row table:style-name="ro1">
          <table:table-cell/>
          <table:table-cell table:formula="of:=[.B19]*(2 ^ [.$C$1])" office:value-type="float" office:value="549755813888" calcext:value-type="float">
            <text:p>549755813888</text:p>
          </table:table-cell>
          <table:table-cell table:formula="of:=[.B20]*[.$C$2]-[.D20]" office:value-type="float" office:value="2199023271936" calcext:value-type="float">
            <text:p>2199023271936</text:p>
          </table:table-cell>
          <table:table-cell table:formula="of:=[.D19]*(2^[.$C$1])+([.B20]^(1/[.$C$1])) * ([.$C$1] * ([.$C$1]-1))" office:value-type="float" office:value="1099511611392" calcext:value-type="float">
            <text:p>1099511611392</text:p>
          </table:table-cell>
          <table:table-cell table:formula="of:=[.C20]/[.B20]" office:value-type="float" office:value="4.00000002980232" calcext:value-type="float">
            <text:p>4.00000002980232</text:p>
          </table:table-cell>
          <table:table-cell table:number-columns-repeated="5"/>
        </table:table-row>
        <table:table-row table:style-name="ro1">
          <table:table-cell/>
          <table:table-cell table:formula="of:=[.B20]*(2 ^ [.$C$1])" office:value-type="float" office:value="4398046511104" calcext:value-type="float">
            <text:p>4398046511104</text:p>
          </table:table-cell>
          <table:table-cell table:formula="of:=[.B21]*[.$C$2]-[.D21]" office:value-type="float" office:value="17592186077184" calcext:value-type="float">
            <text:p>17592186077184</text:p>
          </table:table-cell>
          <table:table-cell table:formula="of:=[.D20]*(2^[.$C$1])+([.B21]^(1/[.$C$1])) * ([.$C$1] * ([.$C$1]-1))" office:value-type="float" office:value="8796092989440" calcext:value-type="float">
            <text:p>8796092989440</text:p>
          </table:table-cell>
          <table:table-cell table:formula="of:=[.C21]/[.B21]" office:value-type="float" office:value="4.00000000745058" calcext:value-type="float">
            <text:p>4.00000000745058</text:p>
          </table:table-cell>
          <table:table-cell table:number-columns-repeated="5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3"/>
          <table:table-cell table:formula="of:=2^[.$C$1]" office:value-type="float" office:value="8" calcext:value-type="float">
            <text:p>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17:08:49.815685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6:53:55.492132215</meta:creation-date>
    <dc:date>2019-09-27T17:45:33.113004301</dc:date>
    <meta:editing-duration>PT30M23S</meta:editing-duration>
    <meta:editing-cycles>21</meta:editing-cycles>
    <meta:generator>LibreOffice/6.0.7.3$Linux_X86_64 LibreOffice_project/00m0$Build-3</meta:generator>
    <meta:document-statistic meta:table-count="1" meta:cell-count="85" meta:object-count="0"/>
  </office:meta>
</office:document-meta>
</file>